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style:font-name="FreeSans1" fo:font-size="14pt" style:font-size-asian="14pt" style:font-size-complex="14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FreeSans1" fo:font-size="14pt" style:font-size-asian="14pt" style:font-size-complex="14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line-height="150%" fo:text-align="justify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line-height="150%" fo:text-align="justify" style:justify-single-word="false"/>
      <style:text-properties style:font-name="FreeSans1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4pt" fo:font-weight="bold" officeooo:paragraph-rsid="0015f420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FreeSans" fo:font-size="14pt" officeooo:paragraph-rsid="0015f420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officeooo:paragraph-rsid="0015f420"/>
    </style:style>
    <style:style style:name="P9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FreeSans" fo:font-size="14pt" officeooo:paragraph-rsid="0015f420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FreeSans" fo:font-size="14pt" officeooo:paragraph-rsid="0015f420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FreeSans" officeooo:paragraph-rsid="0015f420" style:font-name-asian="Times New Roman1" style:font-name-complex="Times New Roman1"/>
    </style:style>
    <style:style style:name="P1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15f420"/>
    </style:style>
    <style:style style:name="P13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15f420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5f420"/>
    </style:style>
    <style:style style:name="P15" style:family="paragraph" style:parent-style-name="Preformatted_20_Text">
      <style:paragraph-properties fo:line-height="100%" fo:text-align="justify" style:justify-single-word="false"/>
      <style:text-properties style:font-name="FreeSans1" fo:font-size="14pt" fo:font-weight="bold" officeooo:rsid="001dd88b" officeooo:paragraph-rsid="001dd88b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line-height="100%" fo:text-align="justify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line-height="150%" fo:text-align="justify" style:justify-single-word="false"/>
      <style:text-properties style:font-name="FreeSans1" fo:font-size="14pt" style:font-size-asian="14pt" style:font-size-complex="14pt"/>
    </style:style>
    <style:style style:name="P18" style:family="paragraph" style:parent-style-name="Preformatted_20_Text">
      <style:paragraph-properties fo:line-height="150%" fo:text-align="justify" style:justify-single-word="false"/>
      <style:text-properties style:font-name="FreeSans1" fo:font-size="14pt" officeooo:paragraph-rsid="001c1e03" style:font-size-asian="14pt" style:font-size-complex="14pt"/>
    </style:style>
    <style:style style:name="P19" style:family="paragraph" style:parent-style-name="Preformatted_20_Text">
      <style:paragraph-properties fo:line-height="150%" fo:text-align="justify" style:justify-single-word="false"/>
      <style:text-properties style:font-name="FreeSans1" fo:font-size="14pt" officeooo:paragraph-rsid="0015f420" style:font-size-asian="14pt" style:font-size-complex="14pt"/>
    </style:style>
    <style:style style:name="P20" style:family="paragraph" style:parent-style-name="Preformatted_20_Text">
      <style:paragraph-properties fo:line-height="150%" fo:text-align="justify" style:justify-single-word="false"/>
      <style:text-properties style:font-name="FreeSans1" fo:font-size="14pt" officeooo:paragraph-rsid="00226ea5" style:font-size-asian="14pt" style:font-size-complex="14pt"/>
    </style:style>
    <style:style style:name="P21" style:family="paragraph" style:parent-style-name="Preformatted_20_Text">
      <style:paragraph-properties fo:line-height="150%" fo:text-align="justify" style:justify-single-word="false"/>
      <style:text-properties style:font-name="FreeSans1" fo:font-size="14pt" officeooo:paragraph-rsid="0024f268" style:font-size-asian="14pt" style:font-size-complex="14pt"/>
    </style:style>
    <style:style style:name="P22" style:family="paragraph" style:parent-style-name="Preformatted_20_Text">
      <style:paragraph-properties fo:margin-top="0cm" fo:margin-bottom="0cm" style:contextual-spacing="false" fo:line-height="115%" fo:text-align="justify" style:justify-single-word="false"/>
      <style:text-properties style:font-name="FreeSans1" fo:font-size="14pt" style:font-size-asian="14pt" style:font-size-complex="14pt"/>
    </style:style>
    <style:style style:name="P23" style:family="paragraph" style:parent-style-name="Preformatted_20_Text">
      <style:paragraph-properties fo:margin-top="0cm" fo:margin-bottom="0cm" style:contextual-spacing="false" fo:line-height="115%" fo:text-align="justify" style:justify-single-word="false"/>
      <style:text-properties style:font-name="FreeSans1" fo:font-size="12pt" fo:font-weight="bold" officeooo:rsid="001ef735" officeooo:paragraph-rsid="001ef735" style:font-size-asian="12pt" style:font-weight-asian="bold" style:font-size-complex="12pt" style:font-weight-complex="bold"/>
    </style:style>
    <style:style style:name="P24" style:family="paragraph" style:parent-style-name="Preformatted_20_Text">
      <style:paragraph-properties fo:margin-top="0cm" fo:margin-bottom="0cm" style:contextual-spacing="false" fo:line-height="115%" fo:text-align="justify" style:justify-single-word="false"/>
      <style:text-properties style:font-name="FreeSans1" fo:font-size="12pt" fo:font-weight="bold" style:font-size-asian="12pt" style:font-weight-asian="bold" style:font-size-complex="12pt" style:font-weight-complex="bold"/>
    </style:style>
    <style:style style:name="P25" style:family="paragraph" style:parent-style-name="Preformatted_20_Text">
      <style:paragraph-properties fo:line-height="100%" fo:text-align="justify" style:justify-single-word="false"/>
      <style:text-properties style:font-name="FreeSans1" fo:font-size="12pt" style:font-size-asian="12pt" style:font-size-complex="12pt"/>
    </style:style>
    <style:style style:name="P26" style:family="paragraph" style:parent-style-name="Preformatted_20_Text">
      <style:paragraph-properties fo:margin-top="0cm" fo:margin-bottom="0cm" style:contextual-spacing="false" fo:line-height="115%" fo:text-align="justify" style:justify-single-word="false"/>
      <style:text-properties style:font-name="FreeSans1" fo:font-size="12pt" officeooo:rsid="001ef735" officeooo:paragraph-rsid="001ef735" style:font-size-asian="12pt" style:font-size-complex="12pt"/>
    </style:style>
    <style:style style:name="P27" style:family="paragraph" style:parent-style-name="Preformatted_20_Text">
      <style:paragraph-properties fo:margin-top="0cm" fo:margin-bottom="0cm" style:contextual-spacing="false" fo:line-height="115%" fo:text-align="justify" style:justify-single-word="false"/>
      <style:text-properties style:font-name="FreeSans1" fo:font-size="12pt" style:font-size-asian="12pt" style:font-size-complex="12pt"/>
    </style:style>
    <style:style style:name="P28" style:family="paragraph" style:parent-style-name="Preformatted_20_Text">
      <style:paragraph-properties fo:margin-top="0cm" fo:margin-bottom="0cm" style:contextual-spacing="false" fo:line-height="115%" fo:text-align="justify" style:justify-single-word="false"/>
      <style:text-properties style:font-name="FreeSans1" fo:font-size="12pt" fo:font-weight="normal" officeooo:rsid="001ef735" officeooo:paragraph-rsid="001ef735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margin-top="0cm" fo:margin-bottom="0cm" style:contextual-spacing="false" fo:line-height="115%" fo:text-align="justify" style:justify-single-word="false"/>
      <style:text-properties style:font-name="FreeSans1" fo:font-size="12pt" fo:font-weight="normal" officeooo:paragraph-rsid="001ef735" style:font-size-asian="12pt" style:font-weight-asian="normal" style:font-size-complex="12pt" style:font-weight-complex="normal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FreeSans" fo:font-size="14pt" officeooo:paragraph-rsid="0015f420" style:font-size-asian="14pt" style:font-name-complex="Times New Roman1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FreeSans" fo:font-size="14pt" officeooo:paragraph-rsid="0015f420" style:font-size-asian="14pt" style:font-name-complex="Times New Roman1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FreeSans" fo:font-size="14pt" fo:font-weight="bold" officeooo:paragraph-rsid="0015f420" style:font-size-asian="14pt" style:font-weight-asian="bold" style:font-size-complex="14pt" style:font-weight-complex="bold"/>
    </style:style>
    <style:style style:name="P33" style:family="paragraph" style:parent-style-name="Standard">
      <style:text-properties style:font-name="FreeSans" fo:font-size="14pt" fo:font-weight="bold" officeooo:paragraph-rsid="0015f420" style:font-size-asian="14pt" style:font-weight-asian="bold" style:font-name-complex="Times New Roman1" style:font-size-complex="14pt"/>
    </style:style>
    <style:style style:name="P3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FreeSans" fo:font-size="14pt" officeooo:paragraph-rsid="0015f420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FreeSans1" fo:font-size="16pt" fo:font-weight="bold" officeooo:rsid="0015f420" officeooo:paragraph-rsid="001a2c3b" style:font-size-asian="16pt" style:font-weight-asian="bold" style:font-name-complex="Times New Roman1" style:font-size-complex="16pt" style:font-weight-complex="bold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FreeSans1" fo:font-size="14pt" style:font-size-asian="14pt" style:font-size-complex="14pt"/>
    </style:style>
    <style:style style:name="P37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font-name="FreeSans1" fo:font-size="14pt" style:font-size-asian="14pt" style:font-size-complex="14pt"/>
    </style:style>
    <style:style style:name="P38" style:family="paragraph" style:parent-style-name="Text_20_body" style:list-style-name="L1">
      <style:paragraph-properties fo:text-align="justify" style:justify-single-word="false"/>
      <style:text-properties style:font-name="FreeSans1" fo:font-size="14pt" style:font-size-asian="14pt" style:font-size-complex="14pt"/>
    </style:style>
    <style:style style:name="T1" style:family="text">
      <style:text-properties style:font-name="FreeSans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FreeSans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FreeSans" fo:font-size="14pt" fo:font-weight="bold" officeooo:rsid="001ae395" style:font-size-asian="14pt" style:font-weight-asian="bold" style:font-name-complex="Times New Roman1" style:font-size-complex="14pt"/>
    </style:style>
    <style:style style:name="T4" style:family="text">
      <style:text-properties fo:color="#000000" loext:opacity="100%" style:font-name="FreeSans" fo:font-size="14pt" style:font-name-asian="Times New Roman1" style:font-size-asian="14pt" style:font-name-complex="Times New Roman1" style:font-size-complex="14pt"/>
    </style:style>
    <style:style style:name="T5" style:family="text">
      <style:text-properties fo:color="#000000" loext:opacity="100%" style:font-name="FreeSans" fo:font-size="14pt" fo:language="en" fo:country="US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color="#000000" loext:opacity="100%" style:font-name="FreeSans" fo:font-size="14pt" fo:language="en" fo:country="US" style:font-name-asian="Times New Roman1" style:font-size-asian="14pt" style:font-name-complex="Times New Roman1" style:font-size-complex="14pt"/>
    </style:style>
    <style:style style:name="T7" style:family="text">
      <style:text-properties fo:color="#000000" loext:opacity="100%" style:font-name="FreeSans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color="#000000" loext:opacity="100%" style:font-name="FreeSans" fo:font-size="14pt" fo:background-color="#ffffff" loext:char-shading-value="0" style:font-name-asian="Times New Roman1" style:font-size-asian="14pt" style:font-name-complex="Times New Roman1" style:font-size-complex="14pt"/>
    </style:style>
    <style:style style:name="T9" style:family="text">
      <style:text-properties fo:color="#000000" loext:opacity="100%" style:font-name="FreeSans" fo:font-size="14pt" officeooo:rsid="001a78fd" fo:background-color="#ffffff" loext:char-shading-value="0" style:font-name-asian="Times New Roman1" style:font-size-asian="14pt" style:font-name-complex="Times New Roman1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officeooo:rsid="001ae395"/>
    </style:style>
    <style:style style:name="T13" style:family="text">
      <style:text-properties style:font-name="FreeSans1"/>
    </style:style>
    <style:style style:name="T14" style:family="text">
      <style:text-properties style:font-name="FreeSans1" officeooo:rsid="001c1e03"/>
    </style:style>
    <style:style style:name="T15" style:family="text">
      <style:text-properties style:font-name="FreeSans1" officeooo:rsid="00226ea5"/>
    </style:style>
    <style:style style:name="T16" style:family="text">
      <style:text-properties style:font-name="FreeSans1" officeooo:rsid="002314c5"/>
    </style:style>
    <style:style style:name="T17" style:family="text">
      <style:text-properties style:font-name="FreeSans1" officeooo:rsid="002350da"/>
    </style:style>
    <style:style style:name="T18" style:family="text">
      <style:text-properties style:font-name="FreeSans1" officeooo:rsid="0024f268"/>
    </style:style>
    <style:style style:name="T19" style:family="text">
      <style:text-properties officeooo:rsid="001c1e03"/>
    </style:style>
    <style:style style:name="T20" style:family="text">
      <style:text-properties officeooo:rsid="001dd88b"/>
    </style:style>
    <style:style style:name="T21" style:family="text">
      <style:text-properties officeooo:rsid="001ef735"/>
    </style:style>
    <style:style style:name="T22" style:family="text">
      <style:text-properties officeooo:rsid="00226ea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7"/>
      <text:p text:style-name="P7">Московский Авиационный Институт</text:p>
      <text:p text:style-name="P7">(Национальный Исследовательский Университет)</text:p>
      <text:p text:style-name="P7"/>
      <text:p text:style-name="P7">Факультет информационных технологий и прикладной математики</text:p>
      <text:p text:style-name="P7">Кафедра вычислительной математики и программирования</text:p>
      <text:p text:style-name="P6"/>
      <text:p text:style-name="P6"/>
      <text:p text:style-name="P8"><text:span text:style-name="T1">Лабораторная работа №</text:span><text:span text:style-name="T3">3</text:span><text:span text:style-name="T1"> по курсу</text:span><text:span text:style-name="T2"> </text:span></text:p>
      <text:p text:style-name="P32">«Операционные системы»</text:p>
      <text:p text:style-name="P33"><text:tab/></text:p>
      <text:p text:style-name="P35"><text:span text:style-name="T11">РАБОТА С ОБЩЕЙ ПАМЯТЬЮ</text:span></text:p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4">Студент: </text:span><text:span text:style-name="T5">Кайдалова Александра Андреевна</text:span></text:p>
      <text:p text:style-name="P13"><text:span text:style-name="T4">Группа: М8О–212Б–</text:span><text:span text:style-name="T6">22</text:span></text:p>
      <text:p text:style-name="P13"><text:span text:style-name="T4">Вариант: </text:span><text:span text:style-name="T8">1</text:span><text:span text:style-name="T9">0</text:span></text:p>
      <text:p text:style-name="P9">Преподаватель: Соколов Андрей Алексеевич</text:p>
      <text:p text:style-name="P9">Оценка: __________ </text:p>
      <text:p text:style-name="P9">Дата: __________</text:p>
      <text:p text:style-name="P9">Подпись: __________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pan text:style-name="T4">Москва, 20</text:span><text:span text:style-name="T7">23</text:span></text:p>
      <text:p text:style-name="P3"><text:soft-page-break/>Постановка задачи</text:p>
      <text:p text:style-name="P4">Цель работы</text:p>
      <text:p text:style-name="P36">Приобретение практических навыков в:</text:p>
      <text:list xml:id="list3008443814" text:style-name="L1">
        <text:list-item>
          <text:p text:style-name="P37">Освоение принципов работы с файловыми системами; </text:p>
        </text:list-item>
        <text:list-item>
          <text:p text:style-name="P38">Обеспечение обмена данных между процессами посредством технологии «File mapping». </text:p>
        </text:list-item>
      </text:list>
      <text:p text:style-name="P4">Задание</text:p>
      <text:p text:style-name="P1">Составить и отладить программу на языке Си, осуществляющую работу с процессами и <text:s/>взаимодействие между ними в одной из двух операционных систем. В результате работы <text:s/>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 Необходимо обрабатывать системные ошибки, которые могут возникнуть в результате работы.</text:p>
      <text:p text:style-name="P1"/>
      <text:p text:style-name="P4">Вариант 1<text:span text:style-name="T12">0</text:span></text:p>
      <text:p text:style-name="P1">В файле записаны команды вида: «число&lt;endline&gt;». Дочерний процесс производит проверку этого числа на простоту. Если число составное, то дочерний процесс пишет это число в стандартный поток вывода. Если число отрицательное или простое, то тогда дочерний и родительский процессы завершаются. Количество чисел может быть произвольным.</text:p>
      <text:p text:style-name="P1"/>
      <text:p text:style-name="P3">Общие сведения о программе</text:p>
      <text:p text:style-name="P1">Программа компилируется из файла main.c. Также используется <text:s/>файл: <text:span text:style-name="T12">child</text:span>.cpp. Также используется заголовочные файлы: <text:s/>fcntl.h, sys/stat.h, sys/mman.h, sys/wait.h, signal.h, <text:span text:style-name="T12">simple.h.</text:span></text:p>
      <text:p text:style-name="P1"/>
      <text:p text:style-name="P1">mmap(NULL, file_info.st_size, PROT_READ, MAP_SHARED, fd, 0) — <text:span text:style-name="T12">отображение файла в память;</text:span></text:p>
      <text:p text:style-name="P1">munmap(file_memory, file_info.st_size) - освобождени<text:span text:style-name="T12">е</text:span> отображенной в <text:soft-page-break/>память файла.</text:p>
      <text:p text:style-name="P1"/>
      <text:p text:style-name="P3">Общий метод и алгоритм решения.</text:p>
      <text:p text:style-name="P1">Для реализации поставленной задачи необходимо:</text:p>
      <text:p text:style-name="P18"><text:s text:c="4"/>1. Изучить принципы работы <text:s/>«<text:span text:style-name="T13">File mapping»</text:span><text:span text:style-name="T14">.</text:span></text:p>
      <text:p text:style-name="P1"><text:s text:c="4"/>2. Написать основную программу main <text:span text:style-name="T19">(родительский процесс)</text:span>.</text:p>
      <text:p text:style-name="P18"><text:s text:c="4"/>3. Написать <text:span text:style-name="T19">child.cpp</text:span> <text:span text:style-name="T19">(дочерний процесс)</text:span>.</text:p>
      <text:p text:style-name="P1"><text:s text:c="4"/>4. Реализовать <text:span text:style-name="T19">функцию определения простого числа (simple.h)</text:span>.</text:p>
      <text:p text:style-name="P1"><text:s text:c="4"/>5. Создать тесты, учитывающие все возможные случаи.</text:p>
      <text:p text:style-name="P1"><text:s text:c="4"/>6. Написать Cmake.</text:p>
      <text:p text:style-name="P1"/>
      <text:p text:style-name="P2"><text:s text:c="17"/><text:span text:style-name="T10">Основные файлы программы</text:span></text:p>
      <text:p text:style-name="P16">Main.cpp</text:p>
      <text:p text:style-name="P25">#include &lt;iostream&gt;</text:p>
      <text:p text:style-name="P25">#include &lt;string&gt;</text:p>
      <text:p text:style-name="P25">#include &lt;fcntl.h&gt;</text:p>
      <text:p text:style-name="P25">#include &lt;sys/stat.h&gt;</text:p>
      <text:p text:style-name="P25">#include &lt;sys/mman.h&gt;</text:p>
      <text:p text:style-name="P25">#include &lt;sys/wait.h&gt;</text:p>
      <text:p text:style-name="P25">#include &lt;signal.h&gt;</text:p>
      <text:p text:style-name="P25"/>
      <text:p text:style-name="P25">int main(){</text:p>
      <text:p text:style-name="P25">// Чтение, запись <text:s/>имени тестового файла </text:p>
      <text:p text:style-name="P25"><text:s text:c="4"/>std::cout &lt;&lt; "Enter the file name: " &lt;&lt; "\n";</text:p>
      <text:p text:style-name="P25"><text:s text:c="4"/>std::string file_name;</text:p>
      <text:p text:style-name="P25"><text:s text:c="4"/>std::cin &gt;&gt; file_name; </text:p>
      <text:p text:style-name="P25"/>
      <text:p text:style-name="P25">// Открытие файла</text:p>
      <text:p text:style-name="P25"><text:s text:c="4"/>int fd = open(file_name.c_str(), O_RDONLY);</text:p>
      <text:p text:style-name="P25"><text:s text:c="4"/>if (fd == -1){</text:p>
      <text:p text:style-name="P25"><text:s text:c="8"/>perror("Open file error. \n");</text:p>
      <text:p text:style-name="P25"><text:s text:c="8"/>exit(-1);</text:p>
      <text:p text:style-name="P25"><text:s text:c="4"/>}</text:p>
      <text:p text:style-name="P25"/>
      <text:p text:style-name="P25">// Получение информации о файле (его размер)</text:p>
      <text:p text:style-name="P25"><text:s text:c="4"/>struct stat file_info;</text:p>
      <text:p text:style-name="P25"><text:s text:c="4"/>if (fstat(fd, &amp;file_info) == -1){</text:p>
      <text:p text:style-name="P25"><text:s text:c="8"/>close(fd);</text:p>
      <text:p text:style-name="P25"><text:s text:c="8"/>perror("Get file information error. \n");</text:p>
      <text:p text:style-name="P25"><text:s text:c="8"/>exit(-1);</text:p>
      <text:p text:style-name="P25"><text:s text:c="4"/>}</text:p>
      <text:p text:style-name="P25"/>
      <text:p text:style-name="P25">// Отображение файла в память</text:p>
      <text:p text:style-name="P25"><text:s text:c="4"/>char* file_memory = (char*) mmap(NULL, file_info.st_size, PROT_READ, MAP_SHARED, fd, 0);</text:p>
      <text:p text:style-name="P25"><text:s text:c="4"/>if (file_memory == MAP_FAILED){</text:p>
      <text:p text:style-name="P25"><text:soft-page-break/><text:s text:c="8"/>close(fd);</text:p>
      <text:p text:style-name="P25"><text:s text:c="8"/>perror("Memory file error. \n");</text:p>
      <text:p text:style-name="P25"><text:s text:c="8"/>exit(-1);</text:p>
      <text:p text:style-name="P25"><text:s text:c="4"/>}</text:p>
      <text:p text:style-name="P25"/>
      <text:p text:style-name="P25">// Создание дочернего потока</text:p>
      <text:p text:style-name="P25"><text:s text:c="4"/>pid_t pid = fork();</text:p>
      <text:p text:style-name="P25"/>
      <text:p text:style-name="P25"><text:s text:c="4"/>if (pid == -1){</text:p>
      <text:p text:style-name="P25"><text:s text:c="8"/>perror("Pid errror. \n");</text:p>
      <text:p text:style-name="P25"><text:s text:c="8"/>exit(-1);</text:p>
      <text:p text:style-name="P25"><text:s text:c="4"/>}</text:p>
      <text:p text:style-name="P25"/>
      <text:p text:style-name="P25">// Работа с дочерним потоком</text:p>
      <text:p text:style-name="P25"><text:s text:c="4"/>if (pid == 0){ </text:p>
      <text:p text:style-name="P25"><text:s text:c="8"/>const char* child = "child"; </text:p>
      <text:p text:style-name="P25"><text:s text:c="8"/>std::string size = std::to_string(file_info.st_size);</text:p>
      <text:p text:style-name="P25"/>
      <text:p text:style-name="P25"><text:s text:c="8"/>execl(child, file_memory, size.c_str(), NULL);</text:p>
      <text:p text:style-name="P25"><text:s text:c="8"/>exit(EXIT_SUCCESS);</text:p>
      <text:p text:style-name="P25"><text:s text:c="4"/>}</text:p>
      <text:p text:style-name="P25"><text:s text:c="4"/></text:p>
      <text:p text:style-name="P25">// Работа с родительским потоком </text:p>
      <text:p text:style-name="P25"><text:s text:c="4"/>if (pid &gt; 0){</text:p>
      <text:p text:style-name="P25"><text:s text:c="8"/>int end;</text:p>
      <text:p text:style-name="P25"><text:s text:c="8"/>waitpid(pid, &amp;end, 0);</text:p>
      <text:p text:style-name="P25"/>
      <text:p text:style-name="P25"><text:s text:c="8"/>if (WIFEXITED(end)){</text:p>
      <text:p text:style-name="P25"><text:s text:c="12"/>int exit = WEXITSTATUS(end);</text:p>
      <text:p text:style-name="P25"><text:s text:c="12"/>std::cout &lt;&lt; "Child process: " &lt;&lt; exit &lt;&lt; "\n";</text:p>
      <text:p text:style-name="P25"><text:s text:c="8"/>} </text:p>
      <text:p text:style-name="P25"><text:s text:c="8"/>if (WIFSIGNALED(end)){</text:p>
      <text:p text:style-name="P25"><text:s text:c="12"/>int signal = WTERMSIG(end);</text:p>
      <text:p text:style-name="P25"><text:s text:c="12"/>std::cout &lt;&lt; "Child process ended with a signal: " &lt;&lt; signal &lt;&lt; "\n";</text:p>
      <text:p text:style-name="P25"><text:s text:c="8"/>}</text:p>
      <text:p text:style-name="P25"><text:s text:c="4"/>}</text:p>
      <text:p text:style-name="P25"/>
      <text:p text:style-name="P25">// Освобождение памяти, закрытие файла</text:p>
      <text:p text:style-name="P25"><text:s text:c="4"/>if (munmap(file_memory, file_info.st_size) == -1){</text:p>
      <text:p text:style-name="P25"><text:s text:c="8"/>perror("Pid errror. \n");</text:p>
      <text:p text:style-name="P25"><text:s text:c="8"/>exit(-1);</text:p>
      <text:p text:style-name="P25"><text:s text:c="4"/>}</text:p>
      <text:p text:style-name="P25"/>
      <text:p text:style-name="P25"><text:s text:c="4"/>close(fd);</text:p>
      <text:p text:style-name="P25"><text:s text:c="4"/></text:p>
      <text:p text:style-name="P25"><text:s text:c="4"/>return 0;</text:p>
      <text:p text:style-name="P25">}</text:p>
      <text:p text:style-name="P25"/>
      <text:p text:style-name="P16"><text:span text:style-name="T20">child</text:span>.cpp</text:p>
      <text:p text:style-name="P25">#include &lt;iostream&gt;</text:p>
      <text:p text:style-name="P25">#include &lt;string&gt;</text:p>
      <text:p text:style-name="P25">#include "simple.h"</text:p>
      <text:p text:style-name="P25"/>
      <text:p text:style-name="P25">int main(int argc, char* argv[]){</text:p>
      <text:p text:style-name="P25"/>
      <text:p text:style-name="P25"><text:soft-page-break/><text:s text:c="4"/>std::string data = argv[0];</text:p>
      <text:p text:style-name="P25"><text:s text:c="4"/>int size = atoi(argv[1]);</text:p>
      <text:p text:style-name="P25"><text:s text:c="4"/></text:p>
      <text:p text:style-name="P25"><text:s text:c="4"/>for (int i = 0; i &lt; size; i++){</text:p>
      <text:p text:style-name="P25"/>
      <text:p text:style-name="P25"><text:s text:c="8"/>// Определение знака числа</text:p>
      <text:p text:style-name="P25"><text:s text:c="8"/>if (data[i] == '-' || data[i] == 0 || data[i] == 1){</text:p>
      <text:p text:style-name="P25"><text:s text:c="12"/>return 0;</text:p>
      <text:p text:style-name="P25"><text:s text:c="8"/>}</text:p>
      <text:p text:style-name="P25"/>
      <text:p text:style-name="P25"><text:s text:c="8"/>// Запись числа в строку null</text:p>
      <text:p text:style-name="P25"><text:s text:c="8"/>std::string null = "";</text:p>
      <text:p text:style-name="P25"><text:s text:c="8"/>null += data[i];</text:p>
      <text:p text:style-name="P25"><text:s text:c="8"/>i++;</text:p>
      <text:p text:style-name="P25"/>
      <text:p text:style-name="P25"><text:s text:c="8"/>while (i &lt; size &amp;&amp; data[i] &gt;= '0' &amp;&amp; data[i] &lt;= '9'){</text:p>
      <text:p text:style-name="P25"><text:s text:c="12"/>null += data[i];</text:p>
      <text:p text:style-name="P25"><text:s text:c="12"/>i++;</text:p>
      <text:p text:style-name="P25"><text:s text:c="8"/>}</text:p>
      <text:p text:style-name="P25"/>
      <text:p text:style-name="P25"><text:s text:c="8"/>int num = std::stoi(null);</text:p>
      <text:p text:style-name="P25"/>
      <text:p text:style-name="P25"><text:s text:c="8"/>// Проверяем число (простое или нет)</text:p>
      <text:p text:style-name="P25"><text:s text:c="8"/>if (!Simple(num)){</text:p>
      <text:p text:style-name="P25"><text:s text:c="12"/>std::cout &lt;&lt; num &lt;&lt; "\n";</text:p>
      <text:p text:style-name="P25"><text:s text:c="8"/>}</text:p>
      <text:p text:style-name="P25"><text:s text:c="8"/>else{</text:p>
      <text:p text:style-name="P25"><text:s text:c="12"/>return 0;</text:p>
      <text:p text:style-name="P25"><text:s text:c="8"/>}</text:p>
      <text:p text:style-name="P25"><text:s text:c="4"/>}</text:p>
      <text:p text:style-name="P25"/>
      <text:p text:style-name="P25"><text:s text:c="4"/>return 0;</text:p>
      <text:p text:style-name="P25">}</text:p>
      <text:p text:style-name="P25"/>
      <text:p text:style-name="P15">Simple.h</text:p>
      <text:p text:style-name="P25">#include &lt;cmath&gt;</text:p>
      <text:p text:style-name="P25">bool Simple (int number) {</text:p>
      <text:p text:style-name="P25"><text:s text:c="4"/>// Проверка числа на 0, 1 или любое отрицательноее число</text:p>
      <text:p text:style-name="P25"><text:s text:c="4"/>if (number &lt; 2) {</text:p>
      <text:p text:style-name="P25"><text:s text:c="8"/>return true;</text:p>
      <text:p text:style-name="P25"><text:s text:c="4"/>}</text:p>
      <text:p text:style-name="P25"><text:s text:c="4"/>// Проверка числа на простоту</text:p>
      <text:p text:style-name="P25"><text:s text:c="4"/>for( int w = 2; w &lt;= sqrt(number)+1; w++) {</text:p>
      <text:p text:style-name="P25"><text:s text:c="8"/>if( number % w == 0) {</text:p>
      <text:p text:style-name="P25"><text:s text:c="12"/>return false;</text:p>
      <text:p text:style-name="P25"><text:s text:c="8"/>}</text:p>
      <text:p text:style-name="P25"><text:s text:c="4"/>}</text:p>
      <text:p text:style-name="P25"><text:s text:c="4"/>// Если ничего не сработало - число простое</text:p>
      <text:p text:style-name="P25"><text:s text:c="4"/>return true;</text:p>
      <text:p text:style-name="P25">}</text:p>
      <text:p text:style-name="P25"/>
      <text:p text:style-name="P16">CmakeLists.txt</text:p>
      <text:p text:style-name="P25">cmake_minimum_required(VERSION 3.10)</text:p>
      <text:p text:style-name="P25">project(os_3)</text:p>
      <text:p text:style-name="P25"><text:soft-page-break/></text:p>
      <text:p text:style-name="P25">set(CMAKE_CXX_STANDARD 17)</text:p>
      <text:p text:style-name="P25"/>
      <text:p text:style-name="P25">add_executable(main main.cpp)</text:p>
      <text:p text:style-name="P25">add_executable(child child.cpp)</text:p>
      <text:p text:style-name="P5"/>
      <text:p text:style-name="P3">Тесты</text:p>
      <text:p text:style-name="P24">test1</text:p>
      <text:p text:style-name="P27">6</text:p>
      <text:p text:style-name="P27">8</text:p>
      <text:p text:style-name="P27">16</text:p>
      <text:p text:style-name="P27">42</text:p>
      <text:p text:style-name="P27">7</text:p>
      <text:p text:style-name="P27">54</text:p>
      <text:p text:style-name="P27"/>
      <text:p text:style-name="P24">test2</text:p>
      <text:p text:style-name="P27">6</text:p>
      <text:p text:style-name="P27">3334</text:p>
      <text:p text:style-name="P27">-1</text:p>
      <text:p text:style-name="P27">0</text:p>
      <text:p text:style-name="P27">12678</text:p>
      <text:p text:style-name="P27"/>
      <text:p text:style-name="P27"><text:span text:style-name="T10">test3</text:span></text:p>
      <text:p text:style-name="P27">4</text:p>
      <text:p text:style-name="P27">1</text:p>
      <text:p text:style-name="P27">67</text:p>
      <text:p text:style-name="P27">89</text:p>
      <text:p text:style-name="P27">5</text:p>
      <text:p text:style-name="P27"/>
      <text:p text:style-name="P24">test4</text:p>
      <text:p text:style-name="P26">12456</text:p>
      <text:p text:style-name="P26">87654</text:p>
      <text:p text:style-name="P26">98765432</text:p>
      <text:p text:style-name="P26">10</text:p>
      <text:p text:style-name="P26">0</text:p>
      <text:p text:style-name="P26">7</text:p>
      <text:p text:style-name="P26">-1</text:p>
      <text:p text:style-name="P26">0</text:p>
      <text:p text:style-name="P26"/>
      <text:p text:style-name="P23">test5</text:p>
      <text:p text:style-name="P28">0</text:p>
      <text:p text:style-name="P28">2</text:p>
      <text:p text:style-name="P28">4</text:p>
      <text:p text:style-name="P28">6</text:p>
      <text:p text:style-name="P28">8</text:p>
      <text:p text:style-name="P28">10</text:p>
      <text:p text:style-name="P23"/>
      <text:p text:style-name="P23">test6</text:p>
      <text:p text:style-name="P28"><text:soft-page-break/>4</text:p>
      <text:p text:style-name="P28">1234567890</text:p>
      <text:p text:style-name="P28">-16</text:p>
      <text:p text:style-name="P28">4</text:p>
      <text:p text:style-name="P29"><text:span text:style-name="T21">-22</text:span></text:p>
      <text:p text:style-name="P3">Пример работы</text:p>
      <text:p text:style-name="P22">alexandra@alexandra-HVY-WXX9:~/Рабочийстол/ос3сем/os_lab_3/build$ ./main</text:p>
      <text:p text:style-name="P22">Enter the file name: </text:p>
      <text:p text:style-name="P22">test1</text:p>
      <text:p text:style-name="P22">6</text:p>
      <text:p text:style-name="P22">8</text:p>
      <text:p text:style-name="P22">16</text:p>
      <text:p text:style-name="P22">42</text:p>
      <text:p text:style-name="P22">Child process: 0</text:p>
      <text:p text:style-name="P22"/>
      <text:p text:style-name="P22">alexandra@alexandra-HVY-WXX9:~/Рабочийстол/ос3сем/os_lab_3/build$ ./main</text:p>
      <text:p text:style-name="P22">Enter the file name: </text:p>
      <text:p text:style-name="P22">test2</text:p>
      <text:p text:style-name="P22">6</text:p>
      <text:p text:style-name="P22">3334</text:p>
      <text:p text:style-name="P22">Child process: 0</text:p>
      <text:p text:style-name="P22"/>
      <text:p text:style-name="P22">alexandra@alexandra-HVY-WXX9:~/Рабочийстол/ос3сем/os_lab_3/build$ ./main</text:p>
      <text:p text:style-name="P22">Enter the file name: </text:p>
      <text:p text:style-name="P22">test3</text:p>
      <text:p text:style-name="P22">4</text:p>
      <text:p text:style-name="P22">Child process: 0</text:p>
      <text:p text:style-name="P22"/>
      <text:p text:style-name="P22">alexandra@alexandra-HVY-WXX9:~/Рабочийстол/ос3сем/os_lab_3/build$ ./main</text:p>
      <text:p text:style-name="P22">Enter the file name: </text:p>
      <text:p text:style-name="P22">test4</text:p>
      <text:p text:style-name="P22">12456</text:p>
      <text:p text:style-name="P22">87654</text:p>
      <text:p text:style-name="P22">98765432</text:p>
      <text:p text:style-name="P22">10</text:p>
      <text:p text:style-name="P22">Child process: 0</text:p>
      <text:p text:style-name="P22"/>
      <text:p text:style-name="P22"><text:soft-page-break/>alexandra@alexandra-HVY-WXX9:~/Рабочийстол/ос3сем/os_lab_3/build$ ./main</text:p>
      <text:p text:style-name="P22">Enter the file name: </text:p>
      <text:p text:style-name="P22">test5</text:p>
      <text:p text:style-name="P22">Child process: 0</text:p>
      <text:p text:style-name="P22"/>
      <text:p text:style-name="P22">alexandra@alexandra-HVY-WXX9:~/Рабочийстол/ос3сем/os_lab_3/build$ ./main</text:p>
      <text:p text:style-name="P22">Enter the file name: </text:p>
      <text:p text:style-name="P22">test6</text:p>
      <text:p text:style-name="P22">4</text:p>
      <text:p text:style-name="P22">1234567890</text:p>
      <text:p text:style-name="P22">Child process: 0</text:p>
      <text:p text:style-name="P1"/>
      <text:p text:style-name="P19"/>
      <text:p text:style-name="P3">Вывод</text:p>
      <text:p text:style-name="P21">Благодаря данной лабораторной работе, я ознакомилась с <text:span text:style-name="T22">т</text:span><text:span text:style-name="T13">ехнологи</text:span><text:span text:style-name="T15">ей обмена данных между процессами</text:span><text:span text:style-name="T13"> «File mapping» - </text:span><text:span text:style-name="T15">это </text:span><text:span text:style-name="T13">механизм операционной системы, позволяющий отображать содержимое файла непосредственно в память процесса.</text:span><text:span text:style-name="T15"> Я узнала, что данная технология позволяет программам эффективно работать с содержимым файлов, особенно больших, и обмениваться данными с другими процессами без необходимости явного копирования информации. </text:span><text:span text:style-name="T17">М</text:span><text:span text:style-name="T15">не понравилось работать с этим механизмом, </text:span><text:span text:style-name="T16">он оказался не сложным, поэтому я </text:span><text:span text:style-name="T15">буду использовать </text:span><text:span text:style-name="T16">его и</text:span><text:span text:style-name="T15"> в других своих работах</text:span><text:span text:style-name="T16">. </text:span></text:p>
      <text:p text:style-name="P21"><text:span text:style-name="T16">Таким образом, выполнение данной лабораторной работы позволи</text:span><text:span text:style-name="T18">ло</text:span><text:span text:style-name="T16"> </text:span><text:span text:style-name="T18">мне</text:span><text:span text:style-name="T16"> углубить свои практические навыки в работе с файловыми системами, взаимодействии между процессами через технологию "File mapping" и обработке системных ошибок</text:span><text:span text:style-name="T18">.</text:span></text:p>
      <text:p text:style-name="P20"><text:span text:style-name="T16"/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0T22:17:27.617760058</dc:date>
    <meta:editing-duration>PT49M45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8" meta:paragraph-count="244" meta:word-count="882" meta:character-count="6983" meta:non-whitespace-character-count="5683"/>
  </office:meta>
</office:document-meta>
</file>